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reeMono" svg:font-family="FreeMono" style:font-family-generic="modern" style:font-pitch="fixed"/>
    <style:font-face style:name="Vemana2000" svg:font-family="Vemana2000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6.5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6.01mm"/>
    </style:style>
    <style:style style:name="ro1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10002" number:language="pt" number:country="BR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no-wrap"/>
      <style:text-properties style:font-name="FreeMono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ext-properties style:font-name="FreeMono"/>
    </style:style>
    <style:style style:name="ce5" style:family="table-cell" style:parent-style-name="Default" style:data-style-name="N2">
      <style:table-cell-properties fo:wrap-option="no-wrap"/>
      <style:text-properties style:font-name="FreeMono" fo:font-size="10.5pt" style:font-size-asian="10.5pt" style:font-size-complex="10.5pt"/>
    </style:style>
    <style:style style:name="ce6" style:family="table-cell" style:parent-style-name="Default" style:data-style-name="N1000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FreeMono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7" style:family="table-cell" style:parent-style-name="Default">
      <style:table-cell-properties fo:wrap-option="no-wrap"/>
      <style:text-properties style:font-name="FreeMono" fo:font-size="10.5pt" style:font-size-asian="10.5pt" style:font-size-complex="10.5pt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FreeMono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eeMono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0" style:family="table-cell" style:parent-style-name="Default">
      <style:text-properties style:font-name="FreeMono" fo:font-size="10.5pt" style:font-size-asian="10.5pt" style:font-size-complex="10.5pt"/>
    </style:style>
    <style:style style:name="ce11" style:family="table-cell" style:parent-style-name="Default">
      <style:text-properties style:font-name="Vemana2000" fo:font-size="10.5pt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7"/>
        <table:table-column table:style-name="co2" table:number-columns-repeated="5" table:default-cell-style-name="ce10"/>
        <table:table-column table:style-name="co2" table:number-columns-repeated="1016" table:default-cell-style-name="ce11"/>
        <table:table-row table:style-name="ro1">
          <table:table-cell office:value-type="string" calcext:value-type="string">
            <text:p>descricao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resumo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associado_categoria_i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dtregist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t Brigadeiros - C/ 4 unidades</text:p>
          </table:table-cell>
          <table:table-cell office:value-type="float" office:value="5.5" calcext:value-type="float">
            <text:p>5,50</text:p>
          </table:table-cell>
          <table:table-cell office:value-type="string" calcext:value-type="string">
            <text:p>25 g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t Brigadeiros – C/ 8 unidades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25 g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t Brigadeiros – C/ 12 unidades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25 g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t Brigadeiros – C/ 16 unidades</text:p>
          </table:table-cell>
          <table:table-cell office:value-type="float" office:value="22" calcext:value-type="float">
            <text:p>22,00</text:p>
          </table:table-cell>
          <table:table-cell office:value-type="string" calcext:value-type="string">
            <text:p>25 g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t Brigadeiros – Cento de brigadeiros </text:p>
          </table:table-cell>
          <table:table-cell office:value-type="float" office:value="65" calcext:value-type="float">
            <text:p>65,00</text:p>
          </table:table-cell>
          <table:table-cell office:value-type="string" calcext:value-type="string">
            <text:p><text:s/>4 sabores, 14g cad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lo no Pote - Brigadeiro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200 g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lo no Pote – Dois amores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200 g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lo no Pote – Morango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200 g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usse no Pote - Maracujá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200 g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usse no Pote – Limão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200 g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urger das Palmeiras</text:p>
          </table:table-cell>
          <table:table-cell table:style-name="ce6" office:value-type="float" office:value="10" calcext:value-type="float">
            <text:p>10,00</text:p>
          </table:table-cell>
          <table:table-cell table:style-name="ce8" office:value-type="string" calcext:value-type="string">
            <text:p>Nosso delicioso hambúrguer artesanal de costela Angus, maionese verde especial da casa, queijo e rúcula, envolvidos em um maravilhoso pão bolinha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urger Rua 10</text:p>
          </table:table-cell>
          <table:table-cell table:style-name="ce6" office:value-type="float" office:value="10" calcext:value-type="float">
            <text:p>10,00</text:p>
          </table:table-cell>
          <table:table-cell table:style-name="ce8" office:value-type="string" calcext:value-type="string">
            <text:p>Nosso suculento hambúrguer artesanal de alcatra Angus, molho especial da casa à base de requeijão e mostarda, queijo e alface americana, envolvidos em um maravilhoso pão bolinha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urger Manoel Martins</text:p>
          </table:table-cell>
          <table:table-cell table:style-name="ce6" office:value-type="float" office:value="10" calcext:value-type="float">
            <text:p>10,00</text:p>
          </table:table-cell>
          <table:table-cell table:style-name="ce8" office:value-type="string" calcext:value-type="string">
            <text:p>Nosso maravilhoso hambúrguer artesanal de Frango, maionese especial da casa com chimichurri, queijo e alface americana, envolvidos em um maravilhoso pão bolinha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urger Beira do Rio</text:p>
          </table:table-cell>
          <table:table-cell table:style-name="ce6" office:value-type="float" office:value="14" calcext:value-type="float">
            <text:p>14,00</text:p>
          </table:table-cell>
          <table:table-cell table:style-name="ce8" office:value-type="string" calcext:value-type="string">
            <text:p>Nosso delicioso hambúrguer artesanal de costela Angus, maionese verde especial da casa, queijo, rúcula e duas camadas generosas de bacon envolvidos em um maravilhoso pão bolinha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urger Rua do Meio</text:p>
          </table:table-cell>
          <table:table-cell table:style-name="ce6" office:value-type="float" office:value="14" calcext:value-type="float">
            <text:p>14,00</text:p>
          </table:table-cell>
          <table:table-cell table:style-name="ce8" office:value-type="string" calcext:value-type="string">
            <text:p>Nosso suculento hambúrguer artesanal de alcatra Angus, molho especial da casa à base de requeijão e mostarda, queijo, alface americana e duas camadas generosas de bacon envolvidos em um maravilhoso pão bolinha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urger Guabirotuba</text:p>
          </table:table-cell>
          <table:table-cell table:style-name="ce6" office:value-type="float" office:value="14" calcext:value-type="float">
            <text:p>14,00</text:p>
          </table:table-cell>
          <table:table-cell table:style-name="ce8" office:value-type="string" calcext:value-type="string">
            <text:p>Nosso maravilhoso hambúrguer artesanal de Frango, maionese especial da casa com chimichurri, queijo, alface americana, duas camadas generosas de bacon envolvidos em um maravilhoso pão bolinha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dicionais</text:p>
          </table:table-cell>
          <table:table-cell table:style-name="ce6" office:value-type="float" office:value="5" calcext:value-type="float">
            <text:p>5,00</text:p>
          </table:table-cell>
          <table:table-cell table:style-name="ce8" office:value-type="string" calcext:value-type="string">
            <text:p>Hambúrgu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dicionais</text:p>
          </table:table-cell>
          <table:table-cell table:style-name="ce6" office:value-type="float" office:value="3" calcext:value-type="float">
            <text:p>3,00</text:p>
          </table:table-cell>
          <table:table-cell table:style-name="ce8" office:value-type="string" calcext:value-type="string">
            <text:p>Queij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dicionais</text:p>
          </table:table-cell>
          <table:table-cell table:style-name="ce6" office:value-type="float" office:value="4" calcext:value-type="float">
            <text:p>4,00</text:p>
          </table:table-cell>
          <table:table-cell table:style-name="ce8" office:value-type="string" calcext:value-type="string">
            <text:p>Bacon (duas camadas generosas)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frigerante Lata</text:p>
          </table:table-cell>
          <table:table-cell table:style-name="ce6" office:value-type="float" office:value="3.5" calcext:value-type="float">
            <text:p>3,50</text:p>
          </table:table-cell>
          <table:table-cell table:style-name="ce8" office:value-type="string" calcext:value-type="string">
            <text:p>Coca-Col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frigerante Lata</text:p>
          </table:table-cell>
          <table:table-cell table:style-name="ce6" office:value-type="float" office:value="3.5" calcext:value-type="float">
            <text:p>3,50</text:p>
          </table:table-cell>
          <table:table-cell table:style-name="ce8" office:value-type="string" calcext:value-type="string">
            <text:p>Fanta Uv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frigerante Lata</text:p>
          </table:table-cell>
          <table:table-cell table:style-name="ce6" office:value-type="float" office:value="3.5" calcext:value-type="float">
            <text:p>3,50</text:p>
          </table:table-cell>
          <table:table-cell table:style-name="ce8" office:value-type="string" calcext:value-type="string">
            <text:p>Fanta Laranj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frigerante Lata</text:p>
          </table:table-cell>
          <table:table-cell table:style-name="ce6" office:value-type="float" office:value="3.5" calcext:value-type="float">
            <text:p>3,50</text:p>
          </table:table-cell>
          <table:table-cell table:style-name="ce8" office:value-type="string" calcext:value-type="string">
            <text:p>Guaraná Antártic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frigerante Lata</text:p>
          </table:table-cell>
          <table:table-cell table:style-name="ce6" office:value-type="float" office:value="3.5" calcext:value-type="float">
            <text:p>3,50</text:p>
          </table:table-cell>
          <table:table-cell table:style-name="ce8" office:value-type="string" calcext:value-type="string">
            <text:p>Spri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frigerante 1 Litro</text:p>
          </table:table-cell>
          <table:table-cell table:style-name="ce6" office:value-type="float" office:value="7" calcext:value-type="float">
            <text:p>7,00</text:p>
          </table:table-cell>
          <table:table-cell table:style-name="ce8" office:value-type="string" calcext:value-type="string">
            <text:p>Coca-Col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frigerante 2 Litros</text:p>
          </table:table-cell>
          <table:table-cell table:style-name="ce6" office:value-type="float" office:value="8.5" calcext:value-type="float">
            <text:p>8,50</text:p>
          </table:table-cell>
          <table:table-cell table:style-name="ce8" office:value-type="string" calcext:value-type="string">
            <text:p>Coca-Col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há</text:p>
          </table:table-cell>
          <table:table-cell table:style-name="ce6" office:value-type="float" office:value="3" calcext:value-type="float">
            <text:p>3,00</text:p>
          </table:table-cell>
          <table:table-cell table:style-name="ce8" office:value-type="string" calcext:value-type="string">
            <text:p>Chá natural cop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há</text:p>
          </table:table-cell>
          <table:table-cell table:style-name="ce6" office:value-type="float" office:value="3" calcext:value-type="float">
            <text:p>3,00</text:p>
          </table:table-cell>
          <table:table-cell table:style-name="ce8" office:value-type="string" calcext:value-type="string">
            <text:p>Chá açaí cop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rtinhas</text:p>
          </table:table-cell>
          <table:table-cell table:style-name="ce6" office:value-type="float" office:value="5" calcext:value-type="float">
            <text:p>5,00</text:p>
          </table:table-cell>
          <table:table-cell table:style-name="ce9" office:value-type="string" calcext:value-type="string">
            <text:p>Tortinha de mousse de limão com base de chocola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rtinhas</text:p>
          </table:table-cell>
          <table:table-cell table:style-name="ce6" office:value-type="float" office:value="5" calcext:value-type="float">
            <text:p>5,00</text:p>
          </table:table-cell>
          <table:table-cell table:style-name="ce9" office:value-type="string" calcext:value-type="string">
            <text:p>Tortinha de mousse de maracujá com base bolacha Mari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mples 1 Vina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mples 2 Vinas</text:p>
          </table:table-cell>
          <table:table-cell office:value-type="float" office:value="7.5" calcext:value-type="float">
            <text:p>7,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nsado Cheddar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nsado Catupiry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nsado Bacon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nsado Calabresa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nsado Frango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gredientes Adicionais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-Burguer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-Salada</text:p>
          </table:table-cell>
          <table:table-cell office:value-type="float" office:value="7.5" calcext:value-type="float">
            <text:p>7,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-Salada Duplo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-Bacon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-Calabresa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-Frango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-Tudo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-Tudão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frigerante Garrafinha 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Coca-col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frigerante Garrafinha 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Guaraná Antarctic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frigerante Garrafinha 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frigerante Lat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Coca-col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frigerante Lat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Fanta Laranj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frigerante Lat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Spri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frigerante Lat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uaraná Antarctic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frigerante Lat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Kua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frigerante 2 litros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Coca-col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frigerante 2 litros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Fanta Laranj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frigerante 2 litros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Guaraná Antarctic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mples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Cebola, tomate, milho, patata-palha, farofa e 1 vina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con Simples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Bacon, cebola, tomate, milho, patata-palha, farofa e 1 vina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plo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Bacon, cebola, tomate, milho, patata-palha, farofa e 2 vinas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plo Chedder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Bacon, cebola, tomate, milho, patata-palha, farofa, chedder e 2 vinas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plo Catupiry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Bacon, cebola, tomate, milho, patata-palha, farofa, catupiry e 2 vinas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abresa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Calabresa, bacon, cebola, tomate, milho, patata-palha, farofa, purê de batata, chedder ou catupiry e 1 vina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go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Frango, bacon, cebola, tomate, milho, patata-palha, farofa, purê de batata, chedder ou catupiry e 1 vina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gão Ostentação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Bacon, calabresa, frango, cebola, tomate, milho, patata-palha, farofa, purê de batata, chedder ou catupiry e 2 vinas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frigerante Lat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Coca-col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frigerante Lat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Fanta Laranj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frigerante Lat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Fanta Uv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frigerante Lat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Spri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frigerante Lat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uaraná Antarctic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rango com <text:s/>nata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acaxi com ninho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utas vermelhas <text:s/>com ninho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is amores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tígio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nho de valsa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ro Branco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gresco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o de Brigadeiro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o de Beijinho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o de Dois amores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o de Amendoim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o de Brigadeiro de <text:s/>churros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o de Coxinha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o de Risolis de carne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o de Risolis de queijo e <text:s/>presunt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o de Bolinha de queij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çã Decorada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rulito de Chocolat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t festa p/ 30 pessoas</text:p>
          </table:table-cell>
          <table:table-cell office:value-type="float" office:value="275" calcext:value-type="float">
            <text:p>275,00</text:p>
          </table:table-cell>
          <table:table-cell office:value-type="string" calcext:value-type="string">
            <text:p>3kl de bolo – 300 salgados – 200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t festa p/ 50 pessoas</text:p>
          </table:table-cell>
          <table:table-cell office:value-type="float" office:value="445" calcext:value-type="float">
            <text:p>445,00</text:p>
          </table:table-cell>
          <table:table-cell office:value-type="string" calcext:value-type="string">
            <text:p>5kl de bolo – 500 salgados – 300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t festa p/ 70 pessoas</text:p>
          </table:table-cell>
          <table:table-cell office:value-type="float" office:value="655" calcext:value-type="float">
            <text:p>655,00</text:p>
          </table:table-cell>
          <table:table-cell office:value-type="string" calcext:value-type="string">
            <text:p>7kl de bolo – 700 salgados – 500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t festa p/ 100 pessoas</text:p>
          </table:table-cell>
          <table:table-cell office:value-type="float" office:value="925" calcext:value-type="float">
            <text:p>925,00</text:p>
          </table:table-cell>
          <table:table-cell office:value-type="string" calcext:value-type="string">
            <text:p>10kl de bolo – 1000 salgados – 700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rango com suspiro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acaxi com crem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orango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is amores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tígi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nho de Valsa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ro Branc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nho com morang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nnho com abacaxi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ogonoff de nozes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masco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eixa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t-Kat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/ 4 docinhos sortidos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/ 10 docinhos sortidos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gadeiro preto tradicional 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ijinho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is amores</text:p>
          </table:table-cell>
          <table:table-cell office:value-type="float" office:value="70" calcext:value-type="float">
            <text:p>7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tígio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okies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çoca 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rros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nho com Nutella</text:p>
          </table:table-cell>
          <table:table-cell office:value-type="float" office:value="110" calcext:value-type="float">
            <text:p>11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rpresa de uva</text:p>
          </table:table-cell>
          <table:table-cell office:value-type="float" office:value="110" calcext:value-type="float">
            <text:p>11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lga ao leit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lga branco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lga de doce de leit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lga ao leite com Cremoça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lga morango</text:p>
          </table:table-cell>
          <table:table-cell office:value-type="float" office:value="130" calcext:value-type="float">
            <text:p>13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rrero Rocher</text:p>
          </table:table-cell>
          <table:table-cell office:value-type="float" office:value="130" calcext:value-type="float">
            <text:p>13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tella Premium</text:p>
          </table:table-cell>
          <table:table-cell office:value-type="float" office:value="130" calcext:value-type="float">
            <text:p>13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mbom de morango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xinha de leite ninho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xinha de brigadeiro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xinha de morango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Leite ninho com Nutell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ixe</text:p>
          </table:table-cell>
          <table:table-cell office:value-type="float" office:value="27" calcext:value-type="float">
            <text:p>27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arão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lé de Frango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go a passarinho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abresa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dioca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ata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a com bacon e cheddar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akisoba misto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akisoba de carne</text:p>
          </table:table-cell>
          <table:table-cell office:value-type="float" office:value="23" calcext:value-type="float">
            <text:p>23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akisoba de frango</text:p>
          </table:table-cell>
          <table:table-cell office:value-type="float" office:value="23" calcext:value-type="float">
            <text:p>23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akisoba de camarã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-Burguer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Com hamburger artesanal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-Salada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Com hamburger artesanal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-Salada Duplo - Dois X Salada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om hamburger artesanal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-Bacon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Com hamburger artesanal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-Calabresa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Com hamburger artesanal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-Frango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Com hamburger artesanal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-Ovo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Com hamburger artesanal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Água Mineral - Fardo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500 ml c/ doze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oca-cola lata - Fardo</text:p>
          </table:table-cell>
          <table:table-cell office:value-type="float" office:value="26.5" calcext:value-type="float">
            <text:p>26,50</text:p>
          </table:table-cell>
          <table:table-cell office:value-type="string" calcext:value-type="string">
            <text:p>350 ml c/ doze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Mini Coca-cola – Fardo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om doze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rahma Lata – Fardo</text:p>
          </table:table-cell>
          <table:table-cell office:value-type="float" office:value="28.5" calcext:value-type="float">
            <text:p>28,50</text:p>
          </table:table-cell>
          <table:table-cell office:value-type="string" calcext:value-type="string">
            <text:p>Com doze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kol Lata – Fardo</text:p>
          </table:table-cell>
          <table:table-cell office:value-type="float" office:value="28.5" calcext:value-type="float">
            <text:p>28,50</text:p>
          </table:table-cell>
          <table:table-cell office:value-type="string" calcext:value-type="string">
            <text:p>Com doze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Kaiser Lata – Fardo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Com doze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mstel Lata – Fardo</text:p>
          </table:table-cell>
          <table:table-cell office:value-type="float" office:value="34" calcext:value-type="float">
            <text:p>34,00</text:p>
          </table:table-cell>
          <table:table-cell office:value-type="string" calcext:value-type="string">
            <text:p>Com doze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Hineken Lata – Fardo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 doze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irnoff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1 litr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y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1 litr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ote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gunda-feira - Peito de frango empanado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Arroz, feijão, macarrão, batata frita, almondegas, peito de frango empanado, salada e sobremes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rça-feira - Carne de Panela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Arroz, feijão, macarrão, carne de panela, frango à passarinho, salada e sobremes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arta-feira - Filé de peix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Arroz, feijão, macarrão, purê de batata, filé de peixe, almondegas, salada e sobremes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inta-feira - Bisteca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Arroz, feijão, macarrão, batata frita, carne de panela, bisteca frita, salada e sobremes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xta-feira - Costela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Arroz, feijão, macarrão, batata refogada, costela ao molho, franto frito, salada e sobremes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ábado - Feijoada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Feijoada: Arroz, feijoada, couve refogada, farofa com torresmo, banana frita, laranja e vinagre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rango</text:p>
          </table:table-cell>
          <table:table-cell office:value-type="float" office:value="28" calcext:value-type="float">
            <text:p>28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0x100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acaxi</text:p>
          </table:table-cell>
          <table:table-cell office:value-type="float" office:value="28" calcext:value-type="float">
            <text:p>28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0x100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êssego</text:p>
          </table:table-cell>
          <table:table-cell office:value-type="float" office:value="28" calcext:value-type="float">
            <text:p>28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0x100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rango com suspiro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0x100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acaxi com crem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0x100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êssego com crem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0x100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gadeir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0x100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tígi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0x100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nho de valsa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0x100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ro Branc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0x100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is amores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0x100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sta negra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0x100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orang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0x100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o de Brigadeir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c/ 50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o de Beijinh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c/ 50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o de Cajujinh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c/ 50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o de Dois Amores</text:p>
          </table:table-cell>
          <table:table-cell office:value-type="float" office:value="37" calcext:value-type="float">
            <text:p>37,00</text:p>
          </table:table-cell>
          <table:table-cell office:value-type="string" calcext:value-type="string">
            <text:p>c/ 50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o de Brigadeiro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c/ 100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o de Beijinho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c/ 100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o de Cajujinho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c/ 100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o de Dois Amores</text:p>
          </table:table-cell>
          <table:table-cell office:value-type="float" office:value="42" calcext:value-type="float">
            <text:p>42,00</text:p>
          </table:table-cell>
          <table:table-cell office:value-type="string" calcext:value-type="string">
            <text:p>c/ 100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xinhas de frango com catupiry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ssolis <text:s/>de carne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ssolis Pres/ queij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linhas de queijo nu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i- vinas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ibes recheados com queijo</text:p>
          </table:table-cell>
          <table:table-cell office:value-type="float" office:value="36" calcext:value-type="float">
            <text:p>36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t festa p/ 10 pessoas </text:p>
          </table:table-cell>
          <table:table-cell office:value-type="float" office:value="85" calcext:value-type="float">
            <text:p>85,00</text:p>
          </table:table-cell>
          <table:table-cell office:value-type="string" calcext:value-type="string">
            <text:p>1 kl de bolo de fruta – 100 salgados – 50 doces - 10 descartávei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t festa p/ 20 pessoas </text:p>
          </table:table-cell>
          <table:table-cell office:value-type="float" office:value="165" calcext:value-type="float">
            <text:p>165,00</text:p>
          </table:table-cell>
          <table:table-cell office:value-type="string" calcext:value-type="string">
            <text:p>2 kl de bolo de fruta – 200 salgados – 100 doces - 20 descartávei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ijoada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Feijoada: Arroz, feijoada, couve refogada, farofa com torresm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queca de frango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Frango desfiado, tomate, cebola, milho, cheiro verde, extrato de tomate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queca de carn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Carne moída, tomate, cebola, milho, cheiro verde, extrato de tomate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icional de frango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icional de carn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icional de tomate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icional de cebola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icional de milho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icional de cheiro verde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icional de extrato de tomate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.P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Hambúrguer caseiro de 120 gr temperado com 11 ingredientes, frango grelhado, bacon defumado, cheddar, queijo cremoso, molho caseiro, alface, tomate e molho especial barbecue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.B.C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Hambúrguer caseiro de 120 gr temperado com 11 ingredientes, bacon fatiado, calabresa defumada, queijo cremoso, cheddar, molho caseiro, molho barbecue, alface, tomate e picles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Burguer Bacon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3 hambúrgueres caseiros temperados com 11 ingredientes, 3 camadas de cheddar top de linha, 3 camadas de bacon fatiado, mussarela e molho caseiro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Burguer Cheddar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3 hambúrgueres caseiros temperados com 11 ingredientes, 3 camadas de cheddar top de linha, molho caseiro e molho barbecue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Tudão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Hambúrguer caseiro de 120 gr temperado com 11 ingredientes, frango, bacon fatiado, calabresa, ovo, picles, tomate, alface, molho caseiro e molho barbecue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.2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2 hambúrgueres caseiros temperados com 11 ingredientes, cheddar, queijo cremoso, picles, alface, tomate, molho caseiro e molho especial barbecue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P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Hambúrguer caseiro temperado com 11 ingredientes, bacon defumado, queijo cremoso, picles, alface, tomate e molho caseiro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io F.P.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Frango grelhado, hamburguer caseiro, cheddar, molho caseiro e barbecue. Batata frita e refrigerante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io Burguer Bacon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3 hambúrgueres caseiros temperados com 11 ingredientes, 3 camadas de bacon fatiado, mussarela e molho caseiro. Bata frita e refrigerante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io P.B.c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Hambúrguer caseiro de 120 gr temperado com 11 ingredientes, bacon fatiado, calabresa defumada, queijo cremoso, cheddar, molho caseiro, molho barbecue, alface, tomate e picles. Batata frita e refrigerante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io K.2</text:p>
          </table:table-cell>
          <table:table-cell office:value-type="float" office:value="19" calcext:value-type="float">
            <text:p>19,00</text:p>
          </table:table-cell>
          <table:table-cell office:value-type="string" calcext:value-type="string">
            <text:p>2 hambúrgueres caseiros temperados com 11 ingredientes, cheddar, queijo cremoso, picles, alface, tomate, molho caseiro e molho especial barbecue. Batata frita e refrigerante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io Top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Hambúrguer caseiro temperado com 11 ingredientes, bacon defumado, queijo cremoso, picles, alface, tomate e molho caseiro. Batata frita e refrigerante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Salada</text:p>
          </table:table-cell>
          <table:table-cell office:value-type="float" office:value="7.5" calcext:value-type="float">
            <text:p>7,50</text:p>
          </table:table-cell>
          <table:table-cell office:value-type="string" calcext:value-type="string">
            <text:p>Hambúrguer tradicional, queijo, presunto, alface, tomate e molho caseiro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Bacon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Hambúrguer tradicional, queijo, presunto, bacon, alface, tomate e molho caseiro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Frango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Hambúrguer tradicional, queijo, presunto, frango, tomate e molho caseiro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Calabresa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Hambúrguer tradicional, queijo, presunto, calabresa, alface, tomate e molho caseiro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Egg</text:p>
          </table:table-cell>
          <table:table-cell office:value-type="float" office:value="8.5" calcext:value-type="float">
            <text:p>8,50</text:p>
          </table:table-cell>
          <table:table-cell office:value-type="string" calcext:value-type="string">
            <text:p>Hambúrguer tradicional, queijo, presunto, ovo, alface, tomate e molho caseiro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Crispy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Hambúrguer bovino, queijo duplo, bacon, cebola crispy, barbecue, alface, tomate e molho especial, envolvido no pão artesanal. <text:s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con Lovers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Dois hambúrgueres bovinos, muito bacon, cheddar, molho especial, envolvido no pão artesanal. <text:s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Burguer Bacon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Três hambúrgueres bovinos, queijo, presunto, mussarela, cheddar, alface, picles, tomate e molho especial, envolvido no pão artesanal. <text:s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 Burguer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Dois hambúrgueres bovinos, cheddar, alface, tomate, picles, molho especial, envolvido no pão artesanal. <text:s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icionais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ata frita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500 g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to frito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1 quil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éis de cebola 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400 g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pim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400 g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rango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ão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acaxi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ga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ranja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icional</text:p>
          </table:table-cell>
          <table:table-cell office:value-type="float" office:value="1.5" calcext:value-type="float">
            <text:p>1,50</text:p>
          </table:table-cell>
          <table:table-cell office:value-type="string" calcext:value-type="string">
            <text:p>Adicionar leite ao suc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n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go com catupiry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ijo e presunto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ijo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ca-col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nta laranj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araná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fault</text:p>
          </table:table-cell>
          <table:table-cell table:number-columns-repeated="1017"/>
        </table:table-row>
        <table:table-row table:style-name="ro1" table:number-rows-repeated="10483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FreeMono" svg:font-family="FreeMono" style:font-family-generic="modern" style:font-pitch="fixed"/>
    <style:font-face style:name="Vemana2000" svg:font-family="Vemana2000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P0" style:volatile="true">
      <number:text>R$ </number:text>
      <number:number number:decimal-places="2" loext:min-decimal-places="2" number:min-integer-digits="1" number:grouping="true"/>
    </number:number-style>
    <number:number-style style:name="N111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6P0" style:volatile="true" number:language="pt" number:country="BR">
      <number:currency-symbol>R$</number:currency-symbol>
      <number:text> </number:text>
      <number:number number:decimal-places="2" loext:min-decimal-places="2" number:min-integer-digits="1" number:grouping="true"/>
    </number:currency-style>
    <number:currency-style style:name="N10126" number:language="pt" number:country="BR">
      <style:text-properties fo:color="#ff0000"/>
      <number:text>-</number:text>
      <number:currency-symbol>R$</number:currency-symbol>
      <number:text> </number:text>
      <number:number number:decimal-places="2" loext:min-decimal-places="2" number:min-integer-digits="1" number:grouping="true"/>
      <style:map style:condition="value()&gt;=0" style:apply-style-name="N10126P0"/>
    </number:currency-style>
    <number:currency-style style:name="N10127P0" style:volatile="true" number:language="pt" number:country="BR">
      <number:currency-symbol number:language="ar" number:country="AE">د.إ‏</number:currency-symbol>
      <number:text> </number:text>
      <number:number number:decimal-places="2" loext:min-decimal-places="2" number:min-integer-digits="1" number:grouping="true"/>
    </number:currency-style>
    <number:currency-style style:name="N10127" number:language="pt" number:country="BR">
      <style:text-properties fo:color="#ff0000"/>
      <number:currency-symbol number:language="ar" number:country="AE">د.إ‏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12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5:30:08.806277376</meta:creation-date>
    <dc:date>2019-10-29T17:08:06.468252018</dc:date>
    <meta:editing-duration>PT1H5M41S</meta:editing-duration>
    <meta:editing-cycles>11</meta:editing-cycles>
    <meta:generator>LibreOffice/6.2.7.1$Linux_X86_64 LibreOffice_project/20$Build-1</meta:generator>
    <meta:document-statistic meta:table-count="1" meta:cell-count="1702" meta:object-count="0"/>
  </office:meta>
</office:document-meta>
</file>